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01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6pt" fo:text-shadow="none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.318cm" fo:margin-right="0cm" fo:text-indent="0cm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ffffff" style:font-name="Segoe UI1" fo:font-size="26pt" fo:font-style="italic" fo:text-shadow="1pt 1pt" style:font-size-asian="26pt" style:font-style-asian="italic" style:font-size-complex="26pt" style:font-style-complex="italic"/>
    </style:style>
    <style:style style:name="T4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5" style:family="text">
      <style:text-properties fo:color="#ffffff" style:font-name="Segoe UI1" fo:font-size="32pt" fo:text-shadow="1pt 1pt" style:font-size-asian="32pt" style:font-size-complex="32pt"/>
    </style:style>
    <style:style style:name="T6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1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1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 Narrow" fo:font-size="40pt" fo:font-style="normal" fo:text-shadow="none" style:text-underline-style="none" fo:font-weight="bold" style:letter-kerning="true" style:font-name-asian="Microsoft YaHei" style:font-size-asian="40pt" style:font-style-asian="normal" style:font-weight-asian="bold" style:font-name-complex="Mangal" style:font-size-complex="4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font-name="Liberation Sans Narrow" fo:font-size="40pt" fo:text-shadow="none" fo:font-weight="bold" style:font-size-asian="40pt" style:font-weight-asian="bold" style:font-size-complex="40pt" style:font-weight-complex="bold"/>
    </style:style>
    <style:style style:name="T11" style:family="text"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T12" style:family="text">
      <style:text-properties fo:color="#ffffff" style:font-name="Segoe UI1" fo:font-size="26pt" fo:text-shadow="1pt 1pt" style:font-size-asian="26pt" style:font-size-complex="26pt"/>
    </style:style>
    <style:style style:name="T13" style:family="text">
      <style:text-properties fo:color="#ffffff" style:font-name="Segoe UI1" fo:font-size="16pt" fo:text-shadow="1pt 1pt" style:font-size-asian="16pt" style:font-size-complex="16pt"/>
    </style:style>
    <style:style style:name="T14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13cm" svg:height="3.063cm" svg:x="2.032cm" svg:y="0.762cm">
          <draw:text-box>
            <text:p text:style-name="P1"><text:span text:style-name="T1">HYMN #492</text:span></text:p>
            <text:p text:style-name="P1"><text:span text:style-name="T2">“</text:span><text:span text:style-name="T2">On Christ's Ascension I Now Build” </text:span><text:span text:style-name="T3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2" draw:layer="layout" svg:width="24.892cm" svg:height="7.011cm" svg:x="1.524cm" svg:y="0.762cm">
          <draw:text-box>
            <text:p text:style-name="P1"><text:span text:style-name="T4">1.</text:span><text:span text:style-name="T5"> </text:span><text:span text:style-name="T6">On Christ’s ascension I now build</text:span><text:span text:style-name="T6"><text:line-break/></text:span><text:span text:style-name="T6"> <text:s text:c="3"/>The hope of my ascension;</text:span><text:span text:style-name="T6"><text:line-break/></text:span><text:span text:style-name="T6"> <text:s text:c="3"/>This hope alone has always stilled</text:span><text:span text:style-name="T6"><text:line-break/></text:span><text:span text:style-name="T6"> <text:s text:c="3"/>All doubt and apprehension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4" draw:text-style-name="P2" draw:layer="layout" svg:width="25.146cm" svg:height="5.321cm" svg:x="1.524cm" svg:y="0.775cm">
          <draw:text-box>
            <text:p text:style-name="P1"><text:span text:style-name="T6">For where the Head is, there as well</text:span><text:span text:style-name="T6"><text:line-break/></text:span><text:span text:style-name="T6">I know His members are to dwell</text:span><text:span text:style-name="T6"><text:line-break/></text:span><text:span text:style-name="T6">When Christ will come and call th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5" draw:text-style-name="P4" draw:layer="layout" svg:width="24.892cm" svg:height="8.701cm" svg:x="1.758cm" svg:y="0.762cm">
          <draw:text-box>
            <text:p text:style-name="P1"><text:span text:style-name="T7">2.</text:span><text:span text:style-name="T8"> </text:span><text:span text:style-name="T9">Since </text:span><text:span text:style-name="T10">Christ returned to claim His throne,</text:span><text:span text:style-name="T6"><text:line-break/></text:span><text:span text:style-name="T6">Great gifts for me obtaining,</text:span><text:span text:style-name="T6"><text:line-break/></text:span><text:span text:style-name="T6">My heart will rest in Him alone,</text:span><text:span text:style-name="T6"><text:line-break/></text:span><text:span text:style-name="T6">No other rest remaining;</text:span><text:span text:style-name="T11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4" draw:text-style-name="P5" draw:layer="layout" svg:width="24.892cm" svg:height="5.321cm" svg:x="1.524cm" svg:y="0.775cm">
          <draw:text-box>
            <text:p text:style-name="P1"><text:span text:style-name="T6">For where my treasure went before,</text:span><text:span text:style-name="T6"><text:line-break/></text:span><text:span text:style-name="T6">There all my thoughts will ever soar</text:span><text:span text:style-name="T6"><text:line-break/></text:span><text:span text:style-name="T6">To still their deepest yearn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3" draw:text-style-name="P4" draw:layer="layout" svg:width="25.146cm" svg:height="7.011cm" svg:x="1.524cm" svg:y="0.254cm">
          <draw:text-box>
            <text:p text:style-name="P1"><text:span text:style-name="T4">3.</text:span><text:span text:style-name="T11"> </text:span><text:span text:style-name="T6">O grant, dear Lord, this grace to me,</text:span><text:span text:style-name="T6"><text:line-break/></text:span><text:span text:style-name="T6">Recalling Your ascension,</text:span><text:span text:style-name="T6"><text:line-break/></text:span><text:span text:style-name="T6">That I may serve You faithfully</text:span><text:span text:style-name="T6"><text:line-break/></text:span><text:span text:style-name="T6">In thanks for my redemption;</text:span><text:span text:style-name="T11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6" draw:text-style-name="P2" draw:layer="layout" svg:width="25.146cm" svg:height="13.209cm" svg:x="1.524cm" svg:y="0.762cm">
          <draw:text-box>
            <text:p text:style-name="P1"><text:span text:style-name="T11">And then, when all my days will cease,</text:span><text:span text:style-name="T11"><text:line-break/></text:span><text:span text:style-name="T11">Let me depart in joy and peace</text:span><text:span text:style-name="T11"><text:line-break/></text:span><text:span text:style-name="T11">In answer to my pleading.</text:span></text:p>
            <text:p text:style-name="P6"><text:span text:style-name="T12"><text:line-break/></text:span><text:span text:style-name="T12"/></text:p>
            <text:p text:style-name="P6"><text:span text:style-name="T13"/></text:p>
            <text:p text:style-name="P6"><text:span text:style-name="T13"/></text:p>
            <text:p text:style-name="P6"><text:span text:style-name="T14">© 1941 Concordia Publishing House.</text:span></text:p>
            <text:p text:style-name="P6"><text:span text:style-name="T14">Used by permission:</text:span></text:p>
            <text:p text:style-name="P6"><text:span text:style-name="T14">LSB Hymn License</text:span></text:p>
            <text:p text:style-name="P6"><text:span text:style-name="T14">.NET, no. 100011038.</text:span></text:p>
            <text:p text:style-name="P6"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2T22:32:06.632000000</meta:creation-date>
    <dc:title>Hymn template</dc:title>
    <meta:editing-duration>PT17M51S</meta:editing-duration>
    <meta:editing-cycles>6</meta:editing-cycles>
    <meta:generator>LibreOffice/6.1.3.2$Windows_X86_64 LibreOffice_project/86daf60bf00efa86ad547e59e09d6bb77c699acb</meta:generator>
    <meta:initial-creator>Arthur Hoch</meta:initial-creator>
    <dc:date>2019-01-19T20:07:04.326000000</dc:date>
    <meta:document-statistic meta:object-count="126"/>
    <meta:template xlink:type="simple" xlink:actuate="onRequest" xlink:title="Hymn template" xlink:href="../../AppData/Roaming/LibreOffice/4/user/template/Worship%20Templsates/Hymn%20template.otp" meta:date="2015-05-12T22:32:06.351000000"/>
  </office:meta>
</office:document-meta>
</file>